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8.322cm" fo:min-width="7.1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6.1cm" fo:min-width="5.533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772cm" fo:min-width="4.216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655cm" fo:min-width="7.1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655cm" fo:min-width="6.4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46cm" fo:min-width="3.99cm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7.37cm" fo:min-width="11.882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style:font-name="Ubuntu Mono"/>
    </style:style>
    <style:style style:name="P2" style:family="paragraph">
      <loext:graphic-properties draw:fill-color="#dee6ef"/>
      <style:paragraph-properties fo:text-align="center"/>
      <style:text-properties style:font-name="Ubuntu Mono"/>
    </style:style>
    <style:style style:name="P3" style:family="paragraph">
      <style:paragraph-properties fo:text-align="center"/>
      <style:text-properties style:font-name="Ubuntu Mono" fo:font-size="15pt"/>
    </style:style>
    <style:style style:name="P4" style:family="paragraph">
      <style:paragraph-properties fo:text-align="start"/>
      <style:text-properties style:font-name="Ubuntu Mono" fo:font-size="15pt"/>
    </style:style>
    <style:style style:name="P5" style:family="paragraph">
      <loext:graphic-properties draw:fill-color="#b4c7dc"/>
      <style:paragraph-properties fo:text-align="center"/>
      <style:text-properties style:font-name="Ubuntu Mono" fo:font-size="15pt"/>
    </style:style>
    <style:style style:name="P6" style:family="paragraph">
      <loext:graphic-properties draw:fill-color="#b4c7dc"/>
      <style:paragraph-properties fo:text-align="center"/>
      <style:text-properties style:font-name="Ubuntu Mono"/>
    </style:style>
    <style:style style:name="P7" style:family="paragraph">
      <loext:graphic-properties draw:fill-color="#dee6ef"/>
      <style:paragraph-properties fo:text-align="center"/>
      <style:text-properties style:font-name="Ubuntu Mono" fo:font-size="15pt"/>
    </style:style>
    <style:style style:name="P8" style:family="paragraph">
      <loext:graphic-properties draw:fill="none"/>
      <style:paragraph-properties fo:text-align="center"/>
      <style:text-properties style:font-name="Ubuntu Mono"/>
    </style:style>
    <style:style style:name="P9" style:family="paragraph">
      <style:text-properties style:font-name="Ubuntu Mono" fo:font-size="15pt" style:font-size-asian="15pt" style:font-size-complex="15pt"/>
    </style:style>
    <style:style style:name="P10" style:family="paragraph">
      <loext:graphic-properties draw:fill="none" draw:fill-color="#ffffff"/>
      <style:text-properties style:font-name="Ubuntu Mono" fo:font-size="15pt" style:font-size-asian="15pt" style:font-size-complex="15pt"/>
    </style:style>
    <style:style style:name="P11" style:family="paragraph">
      <loext:graphic-properties draw:fill-color="#dee6ef"/>
      <style:paragraph-properties fo:text-align="start"/>
      <style:text-properties style:font-name="Ubuntu Mono" fo:font-size="15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</style:style>
    <style:style style:name="T1" style:family="text">
      <style:text-properties style:font-name="Ubuntu Mono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/>
    </style:style>
    <style:style style:name="T4" style:family="text">
      <style:text-properties fo:font-size="15pt" fo:font-weight="bold" style:font-weight-asian="bold" style:font-weight-complex="bold"/>
    </style:style>
    <style:style style:name="T5" style:family="text">
      <style:text-properties style:font-name="Ubuntu Mono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2cm" svg:height="8.572cm" svg:x="18.445cm" svg:y="5.445cm">
            <text:p text:style-name="P1">Mongo Atlas DB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6.033cm" svg:height="6.35cm" svg:x="19.397cm" svg:y="7.032cm">
            <text:p text:style-name="P3">Movies collection</text:p>
            <text:p text:style-name="P3"/>
            <text:p text:style-name="P4">- movie-1</text:p>
            <text:p text:style-name="P4"><text:s text:c="2"/><text:s/>- plot_text</text:p>
            <text:p text:style-name="P4"><text:s text:c="2"/><text:s/>- plot_embeddings</text:p>
            <text:p text:style-name="P4"/>
            <text:p text:style-name="P4">- movie-2</text:p>
            <text:p text:style-name="P4"><text:s text:c="2"/><text:s/>- plot_text</text:p>
            <text:p text:style-name="P4"><text:s text:c="2"/><text:s/>- plot_embeddings</text:p>
            <text:p text:style-name="P4"/>
            <text:p text:style-name="P4">- ...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6" draw:layer="layout" svg:width="6.668cm" svg:height="2.858cm" svg:x="6.079cm" svg:y="1.317cm">
          <text:p text:style-name="P1"><text:span text:style-name="T1">OpenAI Embedding </text:span></text:p>
          <text:p text:style-name="P1"><text:span text:style-name="T1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7.62cm" svg:height="1.905cm" svg:x="1.317cm" svg:y="5.127cm">
          <text:p text:style-name="P3">(1) send query text:</text:p>
          <text:p text:style-name="P3"><text:s/></text:p>
          <text:p text:style-name="P3">“fatalistic sci-fi movies”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762cm" svg:y1="9.572cm" svg:x2="7.35cm" svg:y2="4.175cm">
          <text:p/>
        </draw:line>
        <draw:custom-shape draw:style-name="gr6" draw:text-style-name="P7" draw:layer="layout" svg:width="6.984cm" svg:height="1.905cm" svg:x="9.256cm" svg:y="7.667cm">
          <text:p text:style-name="P3">(2) get Embeddings back:</text:p>
          <text:p text:style-name="P3"><text:s/></text:p>
          <text:p text:style-name="P3">[-0.1, 0.73, -0.42 ...]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5cm" svg:height="2.54cm" svg:x="2.587cm" svg:y="9.8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1.16cm" svg:y1="3.857cm" svg:x2="7.985cm" svg:y2="10.207cm">
          <text:p/>
        </draw:line>
        <draw:line draw:style-name="gr9" draw:text-style-name="P8" draw:layer="layout" svg:x1="9.255cm" svg:y1="11.16cm" svg:x2="17.827cm" svg:y2="11.16cm">
          <text:p/>
        </draw:line>
        <draw:frame draw:style-name="gr10" draw:text-style-name="P10" draw:layer="layout" svg:width="5.08cm" svg:height="1.427cm" svg:x="11.477cm" svg:y="10.007cm">
          <draw:text-box>
            <text:p text:style-name="P9"><text:span text:style-name="T2">(3) - query Atlas</text:span></text:p>
            <text:p text:style-name="P9"><text:span text:style-name="T2">with embeddings</text:span></text:p>
          </draw:text-box>
        </draw:frame>
        <draw:custom-shape draw:style-name="gr11" draw:text-style-name="P11" draw:layer="layout" svg:width="12.382cm" svg:height="7.62cm" svg:x="5.762cm" svg:y="12.747cm">
          <text:p text:style-name="P4"><text:span text:style-name="T3">title: </text:span><text:span text:style-name="T4">Starship Troopers</text:span><text:span text:style-name="T3">,</text:span></text:p>
          <text:p text:style-name="P4"><text:span text:style-name="T3">plot: Humans in a fascistic, militaristic future do battle with giant alien bugs in a fight for survival.</text:span></text:p>
          <text:p text:style-name="P4"><text:span text:style-name="T3"/></text:p>
          <text:p text:style-name="P4"><text:span text:style-name="T3">title: </text:span><text:span text:style-name="T4">Terminator 3: Rise of the Machines</text:span><text:span text:style-name="T3">,</text:span></text:p>
          <text:p text:style-name="P4"><text:span text:style-name="T3">plot: A cybernetic warrior from a post-apocalyptic future travels back in time to protect a 19-year old drifter and his future wife from a most advanced robotic assassin and to ensure they both survive a nuclear attack.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7.827cm" svg:y1="12.112cm" svg:x2="9.255cm" svg:y2="12.112cm">
          <text:p/>
        </draw:line>
        <draw:frame draw:style-name="gr13" draw:text-style-name="P13" draw:layer="layout" svg:width="4.503cm" svg:height="0.78cm" svg:x="11.16cm" svg:y="12.13cm">
          <draw:text-box>
            <text:p text:style-name="P12"><text:span text:style-name="T5">(</text:span><text:span text:style-name="T5">4</text:span><text:span text:style-name="T5">) </text:span><text:span text:style-name="T5">g</text:span><text:span text:style-name="T5">e</text:span><text:span text:style-name="T5">t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8T11:50:28.306900518</meta:creation-date>
    <dc:date>2023-12-18T13:19:02.066701850</dc:date>
    <meta:editing-duration>PT26M50S</meta:editing-duration>
    <meta:editing-cycles>1</meta:editing-cycles>
    <meta:document-statistic meta:object-count="14"/>
    <meta:generator>LibreOffice/7.3.7.2$Linux_X86_64 LibreOffice_project/30$Build-2</meta:generator>
  </office:meta>
</office:document-meta>
</file>